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25-11-2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25-09-0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25-06-0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25-03-21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24-12-12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24-07-1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24-06-11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24-03-12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23-12-28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23-08-30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23-05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23-01-2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22-12-05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22-09-2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22-06-1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21-12-1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21-02-1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20-07-2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20-03-02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9-09-04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9-05-0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9-02-1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8-10-25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8-07-1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8-05-14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8-01-2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7-11-02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7-08-0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7-06-0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7-03-1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6-12-0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6-09-12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6-05-25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6-02-0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5-06-2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5-03-09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4-11-1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4-09-1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4-06-0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4-03-25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3-12-1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3-09-12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3-06-17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3-03-0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2-11-0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2-08-13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2-05-24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2-02-23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1-12-08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1-08-16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1-05-19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1-02-1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0-11-0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0-08-3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0-06-1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10-02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9-12-0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9-08-1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9-05-21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9-03-0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8-12-05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8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8-05-21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8-01-2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7792" calcext:value-type="float">
            <text:p>48.6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7-10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7-08-0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7-06-0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7-05-2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6544" calcext:value-type="float">
            <text:p>43.9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7-02-01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6-11-0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6-07-17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6-04-1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5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484" calcext:value-type="float">
            <text:p>34.9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1696" calcext:value-type="float">
            <text:p>52.4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4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4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3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9368" calcext:value-type="float">
            <text:p>50.5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4072" calcext:value-type="float">
            <text:p>49.3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2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2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0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200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9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9-06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8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8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7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6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6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5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5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4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3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3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2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2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1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1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1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90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9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9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8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8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8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8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8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7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7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7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6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6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5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4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4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3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2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1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1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1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1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1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0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0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0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0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9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9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9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8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8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8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8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7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7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6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6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6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6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5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5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5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4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4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4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4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3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3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3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1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1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1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1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0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70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6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6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6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6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6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6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6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6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6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6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6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6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69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6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6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027076335601</text:p>
          </table:table-cell>
          <table:table-cell office:value-type="string" calcext:value-type="string">
            <text:p>58F <text:s/>1 SOW 002</text:p>
          </table:table-cell>
          <table:table-cell office:value-type="string" calcext:value-type="string">
            <text:p>1968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16" meta:object-count="0"/>
    <meta:user-defined meta:name="AppVersion">3.0</meta:user-defined>
  </office:meta>
</office:document-meta>
</file>